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ff"/>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ul McWorther: Zero W mit Kamera: <text:a xlink:type="simple" xlink:href="https://www.youtube.com/watch?v=r5pXWky_3T0&amp;t=196s&amp;pp=ygUjcGF1bCBtY3dob3J0ZXIgcmFzcGJlcnJ5IHBpIHBpY28gdyA%3D" text:style-name="Internet_20_link" text:visited-style-name="Visited_20_Internet_20_Link">https://www.youtube.com/watch?v=r5pXWky_3T0&amp;t=196s&amp;pp=ygUjcGF1bCBtY3dob3J0ZXIgcmFzcGJlcnJ5IHBpIHBpY28gdyA%3D</text:a></text:p>
      <text:p text:style-name="Standard"/>
      <text:p text:style-name="Standard">Pico W und ArduCam: Video Streaming &amp; Image Capturing with Raspberry Pi Pico &amp; 5MP SPI Camera Module: <text:a xlink:type="simple" xlink:href="https://www.youtube.com/watch?v=qLee7ThjOp4&amp;t=41s" text:style-name="Internet_20_link" text:visited-style-name="Visited_20_Internet_20_Link">https://www.youtube.com/watch?v=qLee7ThjOp4&amp;t=41s</text:a></text:p>
      <text:p text:style-name="Standard"/>
      <text:p text:style-name="Standard">Pico W mit Wifi: <text:a xlink:type="simple" xlink:href="https://www.youtube.com/watch?v=UR_p4QchMYY&amp;list=PLGs0VKk2DiYz8js1SJog21cDhkBqyAhC5&amp;index=28&amp;pp=iAQB" text:style-name="Internet_20_link" text:visited-style-name="Visited_20_Internet_20_Link">https://www.youtube.com/watch?v=UR_p4QchMYY&amp;list=PLGs0VKk2DiYz8js1SJog21cDhkBqyAhC5&amp;index=28&amp;pp=iAQB</text:a></text:p>
      <text:p text:style-name="Standard"/>
      <text:p text:style-name="Standard">Abgesehen davon hat er 50 Videos zum Thema: Artificial Intelligence with Jetson Nano.</text:p>
      <text:p text:style-name="Standard">Ich mache jetzt mit ihm dieses Video: <text:a xlink:type="simple" xlink:href="https://www.youtube.com/watch?v=r5pXWky_3T0" text:style-name="Internet_20_link" text:visited-style-name="Visited_20_Internet_20_Link">https://www.youtube.com/watch?v=r5pXWky_3T0</text:a></text:p>
      <text:p text:style-name="Standard">Es verwendet einen Zero W mit Kamera und verbindet ins Internet.</text:p>
      <text:p text:style-name="Standard"/>
      <text:p text:style-name="Standard">Vorteil von NTP gegenüber HTTPS bei der Datenübertragung: </text:p>
      <text:p text:style-name="Standard">Der Unterschied im Overhead zwischen NTP und HTTPS ist wesentlich und betrifft sowohl die Protokollebene als auch die Art der Datenübertragung.</text:p>
      <text:p text:style-name="Standard"/>
      <text:p text:style-name="P1">### NTP (Network Time Protocol)</text:p>
      <text:p text:style-name="P1">- **Protokoll**: NTP verwendet UDP (User Datagram Protocol) als Transportprotokoll. UDP ist ein verbindungsloses Protokoll, das keine Bestätigung für den Empfang von Datenpaketen vorsieht. Das bedeutet, dass bei der Kommunikation über UDP weniger Schritte und weniger Datenübertragung erforderlich sind, da keine Sitzung aufgebaut oder beendet werden muss und keine Bestätigungspakete gesendet werden.</text:p>
      <text:p text:style-name="P1">- **Datenmenge**: NTP-Nachrichten sind sehr klein. Ein typisches NTP-Paket ist nur 48 Bytes groß. Diese geringe Datenmenge führt zu einem minimalen Overhead bei der Übertragung.</text:p>
      <text:p text:style-name="P1">- **Effizienz**: Aufgrund der geringen Größe der Nachrichten und der verbindungslosen Natur von UDP kann NTP sehr effizient Zeitinformationen übertragen, was es ideal für Netzwerkgeräte und Systeme mit begrenzten Ressourcen macht.</text:p>
      <text:p text:style-name="P1"/>
      <text:p text:style-name="P1">### HTTPS (Hypertext Transfer Protocol Secure)</text:p>
      <text:p text:style-name="P1">- **Protokoll**: HTTPS baut auf TCP (Transmission Control Protocol) auf und fügt eine Verschlüsselungsschicht (TLS oder SSL) hinzu. TCP ist ein verbindungsorientiertes Protokoll, was bedeutet, dass eine Verbindung zwischen Client und Server aufgebaut und während der gesamten Kommunikation aufrechterhalten wird. Dieser Verbindungsaufbau und -abbau führt zu einem erhöhten Overhead.</text:p>
      <text:p text:style-name="P1">- **Datenmenge**: HTTPS-Anfragen und -Antworten enthalten in der Regel deutlich mehr Daten als NTP-Nachrichten. Neben den eigentlichen Nutzdaten (z.B. der angeforderten Zeitinformation) umfassen HTTPS-Nachrichten auch HTTP-Header, Cookies, möglicherweise weitere Payload-Daten und die Verschlüsselungsinformationen. Die Größe eines HTTPS-Pakets kann daher deutlich größer sein und hängt stark von der spezifischen Anfrage und Antwort ab.</text:p>
      <text:p text:style-name="P1">- **Verschlüsselung**: Die Verschlüsselungsschicht von HTTPS führt zu zusätzlichem Rechen- und Datenaustauschaufwand. Die Einrichtung einer sicheren Verbindung erfordert einen TLS-Handshake, bei dem mehrere Nachrichten ausgetauscht werden, um Schlüsselmaterial zu verhandeln und die Identität des Servers zu bestätigen.</text:p>
      <text:p text:style-name="P1"/>
      <text:p text:style-name="P1">### Zusammenfassung</text:p>
      <text:p text:style-name="P1">NTP ist aufgrund seiner Verwendung von UDP, der geringen Größe der Nachrichten und des Fehlens einer Verschlüsselungsschicht effizienter und schneller in Bezug auf den Overhead als HTTPS. HTTPS hingegen bietet mehr Sicherheit durch die Verschlüsselung und Authentifizierung der Daten, was zu einem höheren Overhead führt. In Anwendungen, bei denen es auf minimale Latenz und Ressourcenverbrauch ankommt und die Sicherheitsanforderungen geringer sind, wie <text:soft-page-break/>z.B. bei der Zeitsynchronisation in Embedded-Systemen, ist NTP die bevorzugte Wahl.</text:p>
      <text:p text:style-name="Standard"/>
      <text:p text:style-name="Standard">MicroPython mit VSC und Pico W: <text:a xlink:type="simple" xlink:href="https://www.youtube.com/watch?v=O6lkYTfcMEg" text:style-name="Internet_20_link" text:visited-style-name="Visited_20_Internet_20_Link">https://www.youtube.com/watch?v=O6lkYTfcMEg</text:a></text:p>
      <text:list xml:id="list9596276080169610" text:style-name="L1">
        <text:list-item>
          <text:p text:style-name="P2">Pico W mit gedrücktem Boot-Sel-Button starten und MicroPython draufladen. Am schnellsten geht das tatsächlich in Thonny. Man kann es aber genauso über die Pico Webseite machen. Danach den Pico ABSTÖPSELN und wieder dranstöpseln</text:p>
        </text:list-item>
        <text:list-item>
          <text:p text:style-name="P2">In VSC die Extension Pico-W-Go installieren</text:p>
        </text:list-item>
        <text:list-item>
          <text:p text:style-name="P2">Python sollte über Version3.9 sein. Meine ist jetzt 3.10 und das ist leider scoh 2 Jahre alt. </text:p>
        </text:list-item>
        <text:list-item>
          <text:p text:style-name="P2">Nachdem Pico-W-Go installiert ist, unter View → Command Palette → Micro-Pico: Configure Project starten. Wenn das ausgeführt wurde, gibt es ein micro-pico-File im Ordner (das allerdings nichts enthält)</text:p>
        </text:list-item>
        <text:list-item>
          <text:p text:style-name="P2">Das Problem ist, dass ich das Verzeichnis auf dem Pico nicht sehe. Zum Entwickeln ist es besser, aber zum Laufen-Lassen, ist es besser, das in Thonny klarzumachen</text:p>
        </text:list-item>
        <text:list-item>
          <text:p text:style-name="P2">Die Diagnostik selbst ist in VSC natürlich 10mal besser. </text:p>
        </text:list-item>
      </text:list>
      <text:p text:style-name="Standard"/>
      <text:p text:style-name="Standard"/>
      <text:p text:style-name="Standard">Hier sind wichtige Infos über die Speicherplatz-Beschränkungen auf dem Pico: </text:p>
      <text:p text:style-name="Standard"><text:a xlink:type="simple" xlink:href="https://www.youtube.com/watch?v=SeqLineXJ30&amp;list=PLspDyukWAtRXoXXn7kVCaNW2d2HlEmcao" text:style-name="Internet_20_link" text:visited-style-name="Visited_20_Internet_20_Link">https://www.youtube.com/watch?v=SeqLineXJ30&amp;list=PLspDyukWAtRXoXXn7kVCaNW2d2HlEmcao</text:a></text:p>
      <text:p text:style-name="Standard">Sollte ich alle ansehen.</text:p>
      <text:p text:style-name="Standard"/>
      <text:p text:style-name="Standard">Hier findest Du super-Erklärung, um mit 2 Threads auf dem Pico zu arbeiten:</text:p>
      <text:p text:style-name="Standard"><text:a xlink:type="simple" xlink:href="https://www.youtube.com/watch?v=1q0EaTkztIs" text:style-name="Internet_20_link" text:visited-style-name="Visited_20_Internet_20_Link">https://www.youtube.com/watch?v=1q0EaTkztIs</text:a></text:p>
      <text:p text:style-name="Standard">Es ist von einem Typ: Bytes N Bits und nennt sich:</text:p>
      <text:p text:style-name="Standard">Multi Thread Coding on the Raspberry Pi Pico in MicroPython - Threads, Locks and problems!</text:p>
      <text:p text:style-name="Standard">Bei dem Lock-Prozess wartet die Programm-Schleife, bis die acquire-Methode erfolgreich ist (wohl ein 1 ausgibt). </text:p>
      <text:p text:style-name="Standard"/>
      <text:p text:style-name="Standard">Video für die loadcell mit pico-w: </text:p>
      <text:p text:style-name="Standard">Teil 1 mit kleinem Programm: <text:a xlink:type="simple" xlink:href="https://www.youtube.com/watch?v=gbRFu0gI0O0" text:style-name="Internet_20_link" text:visited-style-name="Visited_20_Internet_20_Link">https://www.youtube.com/watch?v=gbRFu0gI0O0</text:a></text:p>
      <text:p text:style-name="Standard">Teil 2:</text:p>
      <text:p text:style-name="Standard"><text:a xlink:type="simple" xlink:href="https://www.youtube.com/watch?v=mW6N1raQiBs&amp;list=TLPQMjMwMzIwMjQ9ZWyuT-GmdQ&amp;index=2" text:style-name="Internet_20_link" text:visited-style-name="Visited_20_Internet_20_Link">https://www.youtube.com/watch?v=mW6N1raQiBs&amp;list=TLPQMjMwMzIwMjQ9ZWyuT-GmdQ&amp;index=2</text:a></text:p>
      <text:p text:style-name="Standard">Hier findest Du die Bibliothek: <text:a xlink:type="simple" xlink:href="https://github.com/rober-hh/hx711" text:style-name="Internet_20_link" text:visited-style-name="Visited_20_Internet_20_Link">https://github.com/robert-hh/hx711</text:a> </text:p>
      <text:p text:style-name="Standard">eine noch bessere Erklärung, vor allem für die Wheatstone-Brücke, die auf dem 4-Kabel loadcell aufgeklebt ist, findest Du hier: <text:a xlink:type="simple" xlink:href="https://www.youtube.com/watch?v=sxzoAGf1kOo" text:style-name="Internet_20_link" text:visited-style-name="Visited_20_Internet_20_Link">https://www.youtube.com/watch?v=sxzoAGf1kOo</text:a></text:p>
      <text:p text:style-name="Standard">Wie man eine Loadcell checkt: <text:a xlink:type="simple" xlink:href="https://www.youtube.com/watch?v=QXHb6a_k7So" text:style-name="Internet_20_link" text:visited-style-name="Visited_20_Internet_20_Link">https://www.youtube.com/watch?v=QXHb6a_k7So</text:a> </text:p>
      <text:p text:style-name="Standard"/>
      <text:p text:style-name="Standard">Weil die Konstruktion für den grossen Wasserkanister etwas wacklig wird, habe ich den Wägebalken durch eine Konstruktion von 4 Wägezellen ersetzt. Ich werde das Signal dann mit einem Spannungsteiler auslesen, weil es für Arduino gemacht ist. </text:p>
      <text:p text:style-name="Standard">Hier ist die Konstruktion: <text:a xlink:type="simple" xlink:href="https://circuitjournal.com/50kg-load-cells-with-HX711" text:style-name="Internet_20_link" text:visited-style-name="Visited_20_Internet_20_Link">https://circuitjournal.com/50kg-load-cells-with-HX711</text:a></text:p>
      <text:p text:style-name="Standard">Das Video dazu ist hier: <text:a xlink:type="simple" xlink:href="https://www.youtube.com/watch?v=LIuf2egMioA" text:style-name="Internet_20_link" text:visited-style-name="Visited_20_Internet_20_Link">https://www.youtube.com/watch?v=LIuf2egMioA</text:a></text:p>
      <text:p text:style-name="Standard"/>
      <text:p text:style-name="Standard"/>
      <text:p text:style-name="Standard">Was wir von Omega Link und Blynk lernen können: </text:p>
      <text:p text:style-name="Standard"><text:a xlink:type="simple" xlink:href="https://www.youtube.com/watch?v=MFknmq6vEdM&amp;list=PLllVXVuEhX9hgXun6-WVXykJkjbqbSjaq" text:style-name="Internet_20_link" text:visited-style-name="Visited_20_Internet_20_Link">https://www.youtube.com/watch?v=MFknmq6vEdM&amp;list=PLllVXVuEhX9hgXun6-WVXykJkjbqbSjaq</text:a></text:p>
      <text:p text:style-name="Standard"/>
      <text:p text:style-name="Standard">DHT11 wird auf dem Pico mit einem Pull-Down-Widerstand angeschlossen. Daher wird es als Pin.OUT deklariert:</text:p>
      <text:p text:style-name="Standard">myPin = Pin(dataPin, Pin.OUT, Pin. PULL_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22T00:00:09.46</meta:creation-date>
    <meta:generator>OpenOffice/4.1.15$Win32 OpenOffice.org_project/4115m2$Build-9813</meta:generator>
    <dc:date>2024-06-27T10:49:41.86</dc:date>
    <meta:editing-duration>P1DT23H24M13S</meta:editing-duration>
    <meta:editing-cycles>14</meta:editing-cycles>
    <meta:document-statistic meta:table-count="0" meta:image-count="0" meta:object-count="0" meta:page-count="2" meta:paragraph-count="47" meta:word-count="752" meta:character-count="6029"/>
  </office:meta>
</office:document-meta>
</file>